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family-generic="roman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729cm" fo:margin-left="0.286cm" table:align="left"/>
    </style:style>
    <style:style style:name="Table1.A" style:family="table-column">
      <style:table-column-properties style:column-width="0.788cm"/>
    </style:style>
    <style:style style:name="Table1.B" style:family="table-column">
      <style:table-column-properties style:column-width="2.506cm"/>
    </style:style>
    <style:style style:name="Table1.C" style:family="table-column">
      <style:table-column-properties style:column-width="5.897cm"/>
    </style:style>
    <style:style style:name="Table1.D" style:family="table-column">
      <style:table-column-properties style:column-width="2.297cm"/>
    </style:style>
    <style:style style:name="Table1.E" style:family="table-column">
      <style:table-column-properties style:column-width="1.602cm"/>
    </style:style>
    <style:style style:name="Table1.F" style:family="table-column">
      <style:table-column-properties style:column-width="1.718cm"/>
    </style:style>
    <style:style style:name="Table1.G" style:family="table-column">
      <style:table-column-properties style:column-width="3.921cm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="none"/>
    </style:style>
    <style:style style:name="Table1.14" style:family="table-row">
      <style:table-row-properties style:min-row-height="0.011cm"/>
    </style:style>
    <style:style style:name="Table1.A14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G14" style:family="table-cell">
      <style:table-cell-properties style:vertical-align="middle"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Verdana" fo:font-size="10pt" officeooo:paragraph-rsid="01184d57" style:font-size-asian="10pt" style:font-name-complex="Verdana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10pt" officeooo:paragraph-rsid="011d3efa" style:font-size-asian="10pt" style:font-name-complex="Verdana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10pt" officeooo:paragraph-rsid="01486958" style:font-size-asian="10pt" style:font-name-complex="Verdana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Verdana" fo:font-size="10pt" officeooo:paragraph-rsid="015619a8" style:font-size-asian="10pt" style:font-name-complex="Verdana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8pt" officeooo:paragraph-rsid="01152f27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8pt" officeooo:rsid="00948781" officeooo:paragraph-rsid="01152f27" style:font-size-asian="8pt" style:font-name-complex="Verdana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0pt" fo:font-weight="bold" officeooo:paragraph-rsid="01152f27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0pt" fo:font-weight="bold" officeooo:rsid="012c7049" officeooo:paragraph-rsid="0133cbd5" style:font-size-asian="10pt" style:font-weight-asian="bold" style:font-name-complex="Verdana" style:font-size-complex="10pt" style:font-weight-complex="bold"/>
    </style:style>
    <style:style style:name="P9" style:family="paragraph" style:parent-style-name="Standard">
      <style:text-properties style:font-name="Arial" fo:font-size="8pt" officeooo:paragraph-rsid="015619a8" style:font-size-asian="8pt" style:font-size-complex="8pt"/>
    </style:style>
    <style:style style:name="P10" style:family="paragraph" style:parent-style-name="Table_20_Contents">
      <style:text-properties style:font-name="Arial" fo:font-size="8pt" officeooo:paragraph-rsid="01184d57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8pt" officeooo:paragraph-rsid="015619a8" style:font-size-asian="8pt" style:font-size-complex="8pt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12c7d07" officeooo:paragraph-rsid="012c7d07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12e1a19" officeooo:paragraph-rsid="0134e954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12e1a19" officeooo:paragraph-rsid="013ae19c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1407e7e" officeooo:paragraph-rsid="01407e7e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8pt" officeooo:rsid="013de061" officeooo:paragraph-rsid="013e59b5" style:font-size-asian="7pt" style:font-name-complex="Verdana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8pt" officeooo:rsid="013de061" officeooo:paragraph-rsid="0151b133" style:font-size-asian="7pt" style:font-name-complex="Verdana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Liberation Serif" fo:font-size="6pt" officeooo:paragraph-rsid="0137ae2f" style:font-size-asian="6pt" style:font-name-complex="Verdana" style:font-size-complex="6pt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officeooo:paragraph-rsid="012e7d4c"/>
    </style:style>
    <style:style style:name="P23" style:family="paragraph" style:parent-style-name="Table_20_Contents">
      <style:paragraph-properties fo:text-align="center" style:justify-single-word="false"/>
      <style:text-properties fo:font-size="8pt" officeooo:rsid="013ae19c" officeooo:paragraph-rsid="013ae19c" style:font-size-asian="7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fo:font-size="8pt" officeooo:rsid="01431a48" officeooo:paragraph-rsid="013ae19c" style:font-size-asian="7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style:font-name="Verdana" fo:font-size="10pt" officeooo:paragraph-rsid="0141f0dc" style:font-size-asian="10pt" style:font-name-complex="Verdana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10pt" officeooo:paragraph-rsid="014efb4b" style:font-size-asian="10pt" style:font-name-complex="Verdana" style:font-size-complex="10pt"/>
    </style:style>
    <style:style style:name="P27" style:family="paragraph" style:parent-style-name="Standard">
      <style:paragraph-properties fo:text-align="start" style:justify-single-word="false"/>
      <style:text-properties style:font-name="Verdana" fo:font-size="10pt" officeooo:paragraph-rsid="015619a8" style:font-size-asian="10pt" style:font-name-complex="Verdana" style:font-size-complex="10pt"/>
    </style:style>
    <style:style style:name="P28" style:family="paragraph" style:parent-style-name="Standard">
      <style:paragraph-properties fo:text-align="start" style:justify-single-word="false"/>
      <style:text-properties style:font-name="Verdana" fo:font-size="10pt" officeooo:paragraph-rsid="016918e7" style:font-size-asian="10pt" style:font-name-complex="Verdana" style:font-size-complex="10pt"/>
    </style:style>
    <style:style style:name="P29" style:family="paragraph" style:parent-style-name="Standard">
      <style:text-properties style:font-name="Arial" fo:font-size="8pt" officeooo:paragraph-rsid="015619a8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8pt" officeooo:paragraph-rsid="015619a8" style:font-size-asian="8pt" style:font-size-complex="8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size-complex="8pt"/>
    </style:style>
    <style:style style:name="T3" style:family="text">
      <style:text-properties style:font-name="Liberation Serif" fo:font-size="8pt" officeooo:rsid="011a9970" style:font-size-asian="8pt" style:font-size-complex="8pt"/>
    </style:style>
    <style:style style:name="T4" style:family="text">
      <style:text-properties style:font-name="Liberation Serif" fo:font-size="8pt" officeooo:rsid="012e7d4c" style:font-size-asian="8pt" style:font-size-complex="8pt"/>
    </style:style>
    <style:style style:name="T5" style:family="text">
      <style:text-properties style:font-name="Liberation Serif" fo:font-size="8pt" officeooo:rsid="0131e22b" style:font-size-asian="8pt" style:font-size-complex="8pt"/>
    </style:style>
    <style:style style:name="T6" style:family="text">
      <style:text-properties style:font-name="Liberation Serif" fo:font-size="8pt" officeooo:rsid="01367dd7" style:font-size-asian="8pt" style:font-size-complex="8pt"/>
    </style:style>
    <style:style style:name="T7" style:family="text">
      <style:text-properties style:font-name="Liberation Serif" fo:font-size="8pt" officeooo:rsid="0136fb62" style:font-size-asian="8pt" style:font-size-complex="8pt"/>
    </style:style>
    <style:style style:name="T8" style:family="text">
      <style:text-properties style:font-name="Liberation Serif" fo:font-size="6pt" fo:font-weight="bold" style:font-size-asian="6pt" style:font-weight-asian="bold" style:font-size-complex="6pt" style:font-weight-complex="bold"/>
    </style:style>
    <style:style style:name="T9" style:family="text">
      <style:text-properties style:font-name="Liberation Serif" officeooo:rsid="0151b133" style:font-size-asian="8pt"/>
    </style:style>
    <style:style style:name="T10" style:family="text">
      <style:text-properties style:font-name="Liberation Serif" officeooo:rsid="015619a8"/>
    </style:style>
    <style:style style:name="T11" style:family="text">
      <style:text-properties style:font-name="Liberation Serif" officeooo:rsid="015887e4"/>
    </style:style>
    <style:style style:name="T12" style:family="text">
      <style:text-properties style:font-name="Liberation Serif" officeooo:rsid="015a2bb5"/>
    </style:style>
    <style:style style:name="T13" style:family="text">
      <style:text-properties style:font-name="Liberation Serif" officeooo:rsid="015e2072"/>
    </style:style>
    <style:style style:name="T14" style:family="text">
      <style:text-properties style:font-name="Liberation Serif" officeooo:rsid="015f760e"/>
    </style:style>
    <style:style style:name="T15" style:family="text">
      <style:text-properties style:font-name="Liberation Serif" officeooo:rsid="0160755a"/>
    </style:style>
    <style:style style:name="T16" style:family="text">
      <style:text-properties style:font-name="Liberation Serif" officeooo:rsid="01616ec4"/>
    </style:style>
    <style:style style:name="T17" style:family="text">
      <style:text-properties style:font-name="Liberation Serif" officeooo:rsid="01636b2f"/>
    </style:style>
    <style:style style:name="T18" style:family="text">
      <style:text-properties style:font-name="Liberation Serif" fo:font-weight="bold" officeooo:rsid="015f760e" style:font-weight-asian="bold" style:font-weight-complex="bold"/>
    </style:style>
    <style:style style:name="T19" style:family="text">
      <style:text-properties style:font-name="Liberation Serif" fo:font-weight="bold" officeooo:rsid="0160755a" style:font-weight-asian="bold" style:font-weight-complex="bold"/>
    </style:style>
    <style:style style:name="T20" style:family="text">
      <style:text-properties style:font-name="Liberation Serif" fo:font-weight="bold" officeooo:rsid="01636b2f" style:font-weight-asian="bold" style:font-weight-complex="bold"/>
    </style:style>
    <style:style style:name="T21" style:family="text">
      <style:text-properties style:font-name="Liberation Serif" fo:font-size="9pt" fo:font-weight="bold" officeooo:rsid="015f760e" style:font-size-asian="9pt" style:font-weight-asian="bold" style:font-size-complex="9pt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151b133"/>
    </style:style>
    <style:style style:name="T24" style:family="text">
      <style:text-properties fo:color="#0000ff" style:font-name="Courier 10 Pitch" fo:font-size="11pt" style:font-size-asian="11pt" style:font-size-complex="8pt"/>
    </style:style>
    <style:style style:name="T25" style:family="text">
      <style:text-properties fo:color="#0000ff" style:font-name="Liberation Serif" fo:font-size="8pt" style:font-size-asian="8pt" style:font-size-complex="8pt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7">TRUTHREAD GAUGES &amp; TOOLS PVT.LTD.</text:p>
      <text:p text:style-name="P8">Pending Packing 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columns-spanned="7" office:value-type="string">
              <text:p text:style-name="P12"><text:span text:style-name="Source_20_Text"><text:span text:style-name="T8">Page </text:span></text:span><text:span text:style-name="Source_20_Text"><text:span text:style-name="T8"><text:page-number text:select-page="current">1</text:page-number></text:span></text:span><text:span text:style-name="Source_20_Text"><text:span text:style-name="T8"> of </text:span></text:span><text:span text:style-name="Source_20_Text"><text:span text:style-name="T8"><text:page-count>1</text:page-count>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P13">S/No</text:p>
            </table:table-cell>
            <table:table-cell table:style-name="Table1.A2" office:value-type="string">
              <text:p text:style-name="P14">OA No.</text:p>
            </table:table-cell>
            <table:table-cell table:style-name="Table1.A2" office:value-type="string">
              <text:p text:style-name="P14">Customer Name</text:p>
            </table:table-cell>
            <table:table-cell table:style-name="Table1.A2" office:value-type="string">
              <text:p text:style-name="P15">Packing List No </text:p>
            </table:table-cell>
            <table:table-cell table:style-name="Table1.A2" office:value-type="string">
              <text:p text:style-name="P16">Date</text:p>
            </table:table-cell>
            <table:table-cell table:style-name="Table1.A2" office:value-type="string">
              <text:p text:style-name="P17">Delivery <text:span text:style-name="T23">No</text:span></text:p>
            </table:table-cell>
            <table:table-cell table:style-name="Table1.G2" office:value-type="string">
              <text:p text:style-name="P15">Payment Terms</text:p>
            </table:table-cell>
          </table:table-row>
        </table:table-header-rows>
        <table:table-row>
          <table:table-cell table:style-name="Table1.A3" table:number-columns-spanned="7" office:value-type="string">
            <text:p text:style-name="P10"><text:span text:style-name="Source_20_Text"><text:span text:style-name="T1"><text:text-input text:description="&lt;for each=&quot;line in o.get_move_lines()&quot;&gt;">for loop start for move line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9"><text:span text:style-name="Source_20_Text"><text:span text:style-name="T12"><text:text-input text:description="&lt;if test=&quot;len(line['trade_type'])&gt;0&quot;&gt;">if trade_typ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11"><text:span text:style-name="Source_20_Text"><text:span text:style-name="T21"><text:text-input text:description="&lt;line['trade_type']&gt;">trade_typ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4"><text:span text:style-name="Source_20_Text"><text:span text:style-name="T2"><text:text-input text:description="&lt;/if&gt;">end if 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9"><text:span text:style-name="Source_20_Text"><text:span text:style-name="T13"><text:text-input text:description="&lt;if test=&quot;len(line['form_type'])&gt;0&quot;&gt;">if form_typ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11"><text:span text:style-name="Source_20_Text"><text:span text:style-name="T19"><text:text-input text:description="&lt;line['form_type']&gt;">form_typ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4"><text:span text:style-name="Source_20_Text"><text:span text:style-name="T2"><text:text-input text:description="&lt;/if&gt;">end if 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9"><text:span text:style-name="Source_20_Text"><text:span text:style-name="T17"><text:text-input text:description="&lt;if test=&quot;len(line['proforma_flag'])&gt;0&quot;&gt;">if proforma_flag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11"><text:span text:style-name="Source_20_Text"><text:span text:style-name="T20"><text:text-input text:description="&lt;line['proforma_flag']&gt;">proforma_flag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4"><text:span text:style-name="Source_20_Text"><text:span text:style-name="T2"><text:text-input text:description="&lt;/if&gt;">end if 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Standard"><text:span text:style-name="Source_20_Text"><text:span text:style-name="T4"><text:text-input text:description="&lt;if test=&quot;len(line['oa_no'])&gt;0&quot;&gt;">check if oa_no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4" office:value-type="string">
            <text:p text:style-name="P12"><text:span text:style-name="Source_20_Text"><text:span text:style-name="T3"><text:text-input text:description="&lt;line['sr_no']&gt;">sr_n.</text:text-input></text:span></text:span></text:p>
          </table:table-cell>
          <table:table-cell table:style-name="Table1.A14" office:value-type="string">
            <text:p text:style-name="P21"><text:span text:style-name="Source_20_Text"><text:span text:style-name="T3"><text:text-input text:description="&lt;line['oa_no']&gt;">oa_no</text:text-input></text:span></text:span></text:p>
          </table:table-cell>
          <table:table-cell table:style-name="Table1.A14" office:value-type="string">
            <text:p text:style-name="P21"><text:span text:style-name="Source_20_Text"><text:span text:style-name="T5"><text:text-input text:description="&lt;line['customer_name']&gt;">customer_name</text:text-input></text:span></text:span></text:p>
          </table:table-cell>
          <table:table-cell table:style-name="Table1.A14" office:value-type="string">
            <text:p text:style-name="P22"><text:span text:style-name="Source_20_Text"><text:span text:style-name="T6"><text:text-input text:description="&lt;line['packing_list']&gt;">packing_list</text:text-input></text:span></text:span></text:p>
          </table:table-cell>
          <table:table-cell table:style-name="Table1.A14" office:value-type="string">
            <text:p text:style-name="P24"><text:text-input text:description="&lt;line['packing_date']&gt;">packin_date</text:text-input></text:p>
          </table:table-cell>
          <table:table-cell table:style-name="Table1.A14" office:value-type="string">
            <text:p text:style-name="P23"><text:text-input text:description="&lt;line['delivery_no']&gt;">delivery_no</text:text-input></text:p>
          </table:table-cell>
          <table:table-cell table:style-name="Table1.G14" office:value-type="string">
            <text:p text:style-name="P21"><text:span text:style-name="Source_20_Text"><text:span text:style-name="T7"><text:text-input text:description="&lt;line['payment_terms']&gt;">payment_terms</text:text-input></text:span></text:span></text:p>
          </table:table-cell>
        </table:table-row>
        <table:table-row>
          <table:table-cell table:style-name="Table1.A3" table:number-columns-spanned="2" office:value-type="string">
            <text:p text:style-name="P3"><text:span text:style-name="Source_20_Text"><text:span text:style-name="T2"><text:text-input text:description="&lt;/if&gt;">end if loop</text:text-input></text:span></text:span></text:p>
          </table:table-cell>
          <table:covered-table-cell/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6"><text:span text:style-name="Source_20_Text"><text:span text:style-name="T6">PL/2014-15/0063</text:span></text:span></text:p>
          </table:table-cell>
          <table:table-cell table:style-name="Table1.A3" office:value-type="string">
            <text:p text:style-name="P18">2014-06-15</text:p>
          </table:table-cell>
          <table:table-cell table:style-name="Table1.A3" office:value-type="string">
            <text:p text:style-name="P19"><text:span text:style-name="Source_20_Text"><text:span text:style-name="T9">OUT/05472</text:span></text:span></text:p>
          </table:table-cell>
          <table:table-cell table:style-name="Table1.A3" office:value-type="string">
            <text:p text:style-name="P25"><text:span text:style-name="Source_20_Text"><text:span text:style-name="T7">SO4513, Picking Policy -direct, </text:span></text:span></text:p>
          </table:table-cell>
        </table:table-row>
        <table:table-row>
          <table:table-cell table:style-name="Table1.A3" table:number-columns-spanned="7" office:value-type="string">
            <text:p text:style-name="P1"><text:span text:style-name="Source_20_Text"><text:span text:style-name="T2"><text:text-input text:description="&lt;/for&gt;">end for loop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20"><text:span text:style-name="T22">Printed on </text:span><text:span text:style-name="T22"><text:date style:data-style-name="N79" text:date-value="2015-04-15T17:09:43.960982342">Wednesday 15 April 2015</text:date></text:span><text:span text:style-name="T22"> at </text:span><text:span text:style-name="T22"><text:time style:data-style-name="N43" text:time-value="2015-04-15T17:09:43.961167791">05:09:41 PM</text:time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family-generic="roman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0.254cm" fo:margin-bottom="0.508cm" fo:margin-left="1.27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61cm" fo:margin-left="0cm" fo:margin-right="0cm" fo:margin-bottom="0.508cm" style:dynamic-spacing="false"/>
      </style:header-style>
      <style:footer-style>
        <style:header-footer-properties svg:height="0.508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5-04-15T17:09:43.825761658</dc:date>
    <meta:editing-duration>P3DT7H13M40S</meta:editing-duration>
    <meta:editing-cycles>1282</meta:editing-cycles>
    <meta:generator>LibreOffice/4.2.3.3$Linux_x86 LibreOffice_project/420m0$Build-3</meta:generator>
    <meta:document-statistic meta:table-count="1" meta:image-count="0" meta:object-count="0" meta:page-count="1" meta:paragraph-count="35" meta:word-count="118" meta:character-count="516" meta:non-whitespace-character-count="468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